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, 'Liberation Mono', 'Courier New', Courier, monospace"/>
    <style:font-face style:name="charter" svg:font-family="charter, Georgia, Cambria, 'Times New Roman', Times, 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normal" officeooo:rsid="0049ad41" officeooo:paragraph-rsid="0049ad4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normal" officeooo:rsid="0049ad41" officeooo:paragraph-rsid="004c672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normal" officeooo:rsid="004b3130" officeooo:paragraph-rsid="004b313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normal" officeooo:rsid="004b3130" officeooo:paragraph-rsid="004b3130" fo:background-color="#bce4e5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italic" fo:font-weight="normal" officeooo:rsid="0049ad41" officeooo:paragraph-rsid="0049ad4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line-height="100%"/>
      <style:text-properties fo:font-variant="normal" fo:text-transform="none" fo:color="#aaaaaa" style:font-name="inherit" fo:font-size="9pt" fo:letter-spacing="normal" fo:font-style="normal" fo:font-weight="normal" officeooo:rsid="004b3130" officeooo:paragraph-rsid="004b3130" fo:background-color="#bce4e5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aaaaaa" style:font-name="inherit" fo:font-size="9pt" fo:letter-spacing="normal" fo:font-style="normal" fo:font-weight="normal" fo:background-color="#bce4e5" loext:padding="0in" loext:border="none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444444" style:font-name="inherit" fo:font-size="9pt" fo:letter-spacing="normal" fo:font-style="normal" fo:font-weight="normal" fo:background-color="#bce4e5" loext:padding="0in" loext:border="none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777777" style:font-name="inherit" fo:font-size="9pt" fo:letter-spacing="normal" fo:font-style="normal" fo:font-weight="normal" fo:background-color="#bce4e5" loext:padding="0in" loext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inherit" fo:font-size="9pt" fo:letter-spacing="normal" fo:font-style="normal" fo:font-weight="normal" fo:background-color="#bce4e5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9ad41"/>
    </style:style>
    <style:style style:name="T3" style:family="text">
      <style:text-properties officeooo:rsid="004b3130"/>
    </style:style>
    <style:style style:name="T4" style:family="text">
      <style:text-properties fo:color="#286491" fo:font-weight="bold"/>
    </style:style>
    <style:style style:name="T5" style:family="text">
      <style:text-properties fo:color="#000000"/>
    </style:style>
    <style:style style:name="T6" style:family="text">
      <style:text-properties fo:color="#0086b3"/>
    </style:style>
    <style:style style:name="T7" style:family="text">
      <style:text-properties fo:color="#777777"/>
    </style:style>
    <style:style style:name="T8" style:family="text">
      <style:text-properties fo:color="#990073" fo:font-weight="bold"/>
    </style:style>
    <style:style style:name="T9" style:family="text">
      <style:text-properties fo:color="#dd1144"/>
    </style:style>
    <style:style style:name="T10" style:family="text">
      <style:text-properties fo:color="#445588" fo:font-weight="bold"/>
    </style:style>
    <style:style style:name="T11" style:family="text">
      <style:text-properties fo:color="#9999aa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Фабричная функци</text:span>я это просто <text:span text:style-name="T14">функция</text:span><text:span text:style-name="T15">, которая возвращает </text:span><text:span text:style-name="T14">обьект</text:span><text:span text:style-name="T3">.</text:span></text:p>
      <text:p text:style-name="P1"/>
      <text:p text:style-name="P5">“Любая функция, которая не является классом или конструктором,и возвращает (предположительно новый) объект называется фабричной.”</text:p>
      <text:p text:style-name="P5"/>
      <text:p text:style-name="P3"><text:span text:style-name="T2">Одн</text:span>ой из главный особенностей этого шаблона – определение внутри функции приватных переменных и методов.</text:p>
      <text:p text:style-name="P3"/>
      <text:p text:style-name="P6"><text:span text:style-name="T4">function</text:span><text:span text:style-name="T5"> </text:span><text:span text:style-name="T6">Person</text:span><text:span text:style-name="T7">(</text:span><text:span text:style-name="T5">name</text:span><text:span text:style-name="T7">){</text:span></text:p>
      <text:p text:style-name="P8"><text:span text:style-name="T4"><text:tab/>function</text:span><text:span text:style-name="T5"> </text:span><text:span text:style-name="T6">walk</text:span><text:span text:style-name="T7">(){</text:span></text:p>
      <text:p text:style-name="P7"><text:span text:style-name="T8"><text:tab/><text:tab/>console</text:span><text:span text:style-name="T5">.</text:span><text:span text:style-name="T6">log</text:span><text:span text:style-name="T7">(</text:span><text:span text:style-name="T5">name+</text:span><text:span text:style-name="T9">" is walking"</text:span><text:span text:style-name="T7">)</text:span><text:span text:style-name="T5">;</text:span></text:p>
      <text:p text:style-name="P9"><text:tab/>}</text:p>
      <text:p text:style-name="P7"><text:span text:style-name="T4"><text:tab/>return</text:span><text:span text:style-name="T7">{</text:span></text:p>
      <text:p text:style-name="P10"><text:tab/><text:tab/>name : name,</text:p>
      <text:p text:style-name="P7"><text:span text:style-name="T5"><text:tab/><text:tab/>talk: </text:span><text:span text:style-name="T4">function</text:span><text:span text:style-name="T7">(){</text:span></text:p>
      <text:p text:style-name="P7"><text:span text:style-name="T8"><text:tab/><text:tab/><text:tab/>console</text:span><text:span text:style-name="T5">.</text:span><text:span text:style-name="T6">log</text:span><text:span text:style-name="T7">(</text:span><text:span text:style-name="T9">"My name is "</text:span><text:span text:style-name="T5">+ </text:span><text:span text:style-name="T8">this</text:span><text:span text:style-name="T5">.</text:span><text:span text:style-name="T6">name</text:span><text:span text:style-name="T7">)</text:span><text:span text:style-name="T5">;</text:span></text:p>
      <text:p text:style-name="P9"><text:tab/><text:tab/>}</text:p>
      <text:p text:style-name="P9"><text:tab/>}</text:p>
      <text:p text:style-name="P9">}</text:p>
      <text:p text:style-name="P7"><text:span text:style-name="T10">var</text:span><text:span text:style-name="T5"> person = </text:span><text:span text:style-name="T6">Person</text:span><text:span text:style-name="T7">(</text:span><text:span text:style-name="T9">"Ram"</text:span><text:span text:style-name="T7">)</text:span><text:span text:style-name="T5">;</text:span></text:p>
      <text:p text:style-name="P7"><text:span text:style-name="T5">person.</text:span><text:span text:style-name="T6">talk</text:span><text:span text:style-name="T7">()</text:span><text:span text:style-name="T5">;</text:span><text:span text:style-name="T11"> // output : My name is Ram</text:span></text:p>
      <text:p text:style-name="P7"><text:span text:style-name="T5">person.</text:span><text:span text:style-name="T6">walk</text:span><text:span text:style-name="T7">()</text:span><text:span text:style-name="T5">;</text:span><text:span text:style-name="T11"> // TypeError: person.walk is not a function /** walk is private as it is not inside returned function **/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, 'Liberation Mono', 'Courier New', Courier, monospace"/>
    <style:font-face style:name="charter" svg:font-family="charter, Georgia, Cambria, 'Times New Roman', Times, 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39in" fo:margin-bottom="0.561in" fo:margin-left="0.5354in" fo:margin-right="0.46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1:41:37.490134538</meta:creation-date>
    <meta:generator>LibreOffice/6.0.7.3$Linux_X86_64 LibreOffice_project/00m0$Build-3</meta:generator>
    <dc:date>2020-11-18T08:43:06.721757623</dc:date>
    <meta:editing-duration>PT3H23M18S</meta:editing-duration>
    <meta:editing-cycles>54</meta:editing-cycles>
    <meta:document-statistic meta:table-count="0" meta:image-count="0" meta:object-count="0" meta:page-count="1" meta:paragraph-count="17" meta:word-count="89" meta:character-count="648" meta:non-whitespace-character-count="560"/>
  </office:meta>
</office:document-meta>
</file>